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fo:background-color="#ffff99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ce5"/>
        <table:table-column table:style-name="co3" table:default-cell-style-name="ce8"/>
        <table:table-column table:style-name="co4" table:default-cell-style-name="ce12"/>
        <table:table-column table:style-name="co2" table:number-columns-repeated="3" table:default-cell-style-name="Default"/>
        <table:table-column table:style-name="co3" table:default-cell-style-name="ce8"/>
        <table:table-column table:style-name="co4" table:default-cell-style-name="ce12"/>
        <table:table-column table:style-name="co2" table:number-columns-repeated="6" table:default-cell-style-name="Default"/>
        <table:table-column table:style-name="co2" table:default-cell-style-name="ce14"/>
        <table:table-column table:style-name="co4" table:default-cell-style-name="ce12"/>
        <table:table-column table:style-name="co2" table:number-columns-repeated="5" table:default-cell-style-name="Default"/>
        <table:table-column table:style-name="co2" table:default-cell-style-name="ce14"/>
        <table:table-column table:style-name="co4" table:default-cell-style-name="ce12"/>
        <table:table-column table:style-name="co5" table:default-cell-style-name="ce19"/>
        <table:table-column table:style-name="co6" table:default-cell-style-name="ce20"/>
        <table:table-column table:style-name="co6" table:default-cell-style-name="Default"/>
        <table:table-column table:style-name="co4" table:default-cell-style-name="ce12"/>
        <table:table-column table:style-name="co6" table:default-cell-style-name="ce22"/>
        <table:table-column table:style-name="co7" table:default-cell-style-name="ce25"/>
        <table:table-column table:style-name="co4" table:default-cell-style-name="ce12"/>
        <table:table-column table:style-name="co6" table:default-cell-style-name="ce22"/>
        <table:table-column table:style-name="co2" table:default-cell-style-name="ce27"/>
        <table:table-column table:style-name="co4" table:default-cell-style-name="ce12"/>
        <table:table-column table:style-name="co6" table:default-cell-style-name="ce22"/>
        <table:table-column table:style-name="co7" table:default-cell-style-name="ce25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office:value-type="string">
            <text:p>Lab Final</text:p>
          </table:table-cell>
          <table:table-cell table:style-name="ce11"/>
          <table:table-cell table:style-name="ce13" office:value-type="string">
            <text:p>E1</text:p>
          </table:table-cell>
          <table:table-cell table:style-name="ce13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Q1 – 7</text:p>
          </table:table-cell>
          <table:table-cell table:style-name="ce13" office:value-type="string">
            <text:p>Q2 – 1</text:p>
          </table:table-cell>
          <table:table-cell table:style-name="ce13" office:value-type="string">
            <text:p>Q3 – 5</text:p>
          </table:table-cell>
          <table:table-cell table:style-name="ce8" office:value-type="string">
            <text:p>CP Final</text:p>
          </table:table-cell>
          <table:table-cell table:style-name="ce11"/>
          <table:table-cell table:style-name="ce13" office:value-type="string">
            <text:p>FP1</text:p>
          </table:table-cell>
          <table:table-cell table:style-name="ce13" office:value-type="string">
            <text:p>FP2</text:p>
          </table:table-cell>
          <table:table-cell table:style-name="ce13" office:value-type="string">
            <text:p>FP3</text:p>
          </table:table-cell>
          <table:table-cell table:style-name="ce13" office:value-type="string">
            <text:p>FP4</text:p>
          </table:table-cell>
          <table:table-cell table:style-name="ce13" office:value-type="string">
            <text:p>FP5</text:p>
          </table:table-cell>
          <table:table-cell table:style-name="ce16" office:value-type="string">
            <text:p>FP Final</text:p>
          </table:table-cell>
          <table:table-cell table:style-name="ce11"/>
          <table:table-cell table:style-name="ce17" office:value-type="string">
            <text:p>Final Grade</text:p>
          </table:table-cell>
          <table:table-cell office:value-type="string">
            <text:p>Final Grade</text:p>
          </table:table-cell>
          <table:table-cell table:style-name="ce20" office:value-type="string">
            <text:p>Final GPA</text:p>
          </table:table-cell>
          <table:table-cell table:style-name="ce11"/>
          <table:table-cell table:style-name="ce21" office:value-type="string">
            <text:p>Letter Grade</text:p>
          </table:table-cell>
          <table:table-cell table:style-name="ce24" office:value-type="string">
            <text:p>Numerical Grade</text:p>
          </table:table-cell>
          <table:table-cell table:style-name="ce11"/>
          <table:table-cell table:style-name="ce21" office:value-type="string">
            <text:p>Letter Grade</text:p>
          </table:table-cell>
          <table:table-cell table:style-name="ce26" office:value-type="string">
            <text:p>GPA </text:p>
          </table:table-cell>
          <table:table-cell table:style-name="ce11"/>
          <table:table-cell table:style-name="ce21"/>
          <table:table-cell table:style-name="ce24"/>
          <table:table-cell table:style-name="ce13" table:number-columns-repeated="979"/>
        </table:table-row>
        <table:table-row table:style-name="ro1">
          <table:table-cell table:style-name="ce2" office:value-type="string">
            <text:p>James Ballinger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number-columns-repeated="4" office:value-type="string">
            <text:p>A</text:p>
          </table:table-cell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6">
            <text:p>46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2] + [.N2] + [.V2] + [.AC2]" office:value-type="float" office:value="0">
            <text:p>0.00000</text:p>
          </table:table-cell>
          <table:table-cell table:style-name="ce18" table:formula="of:=IF([.AE2]&gt;=0.9875;&quot;A+&quot;;  IF([.AE2]&gt;=0.94; &quot;A&quot;; IF([.AE2]&gt;=0.9; &quot;A-&quot;; IF([.AE2]&gt;=0.87; &quot;B+&quot;; IF([.AE2]&gt;=0.84;&quot;B&quot;; IF([.AE2]&gt;=0.8; &quot;B-&quot;; IF([.AE2]&gt;=0.77; &quot;C+&quot;; IF([.AE2]&gt;=0.74;&quot;C&quot;; IF([.AE2]&gt;=0.7; &quot;C-&quot;; IF([.AE2]&gt;=0.67; &quot;D+&quot;; IF([.AE2]&gt;=0.64;&quot;D&quot;; IF([.AE2]&gt;=0.6; &quot;D-&quot;; &quot;F&quot;))))))))))))" office:value-type="string" office:string-value="F">
            <text:p>F</text:p>
          </table:table-cell>
          <table:table-cell table:style-name="ce20" table:formula="of:=VLOOKUP([.AF2]; [.$AL$2:.$AM$14]; 2; 0)" office:value-type="float" office:value="0">
            <text:p>0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Katherine Beisler</text:p>
          </table:table-cell>
          <table:table-cell table:number-columns-repeated="7" office:value-type="string">
            <text:p>A</text:p>
          </table:table-cell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1">
            <text:p>41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3] + [.N3] + [.V3] + [.AC3]" office:value-type="float" office:value="0">
            <text:p>0.00000</text:p>
          </table:table-cell>
          <table:table-cell table:style-name="ce18" table:formula="of:=IF([.AE3]&gt;=0.9875;&quot;A+&quot;;  IF([.AE3]&gt;=0.94; &quot;A&quot;; IF([.AE3]&gt;=0.9; &quot;A-&quot;; IF([.AE3]&gt;=0.87; &quot;B+&quot;; IF([.AE3]&gt;=0.84;&quot;B&quot;; IF([.AE3]&gt;=0.8; &quot;B-&quot;; IF([.AE3]&gt;=0.77; &quot;C+&quot;; IF([.AE3]&gt;=0.74;&quot;C&quot;; IF([.AE3]&gt;=0.7; &quot;C-&quot;; IF([.AE3]&gt;=0.67; &quot;D+&quot;; IF([.AE3]&gt;=0.64;&quot;D&quot;; IF([.AE3]&gt;=0.6; &quot;D-&quot;; &quot;F&quot;))))))))))))" office:value-type="string" office:string-value="F">
            <text:p>F</text:p>
          </table:table-cell>
          <table:table-cell table:style-name="ce20" table:formula="of:=VLOOKUP([.AF3]; [.$AL$2:.$AM$14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nnor Bratte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6">
            <text:p>46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4] + [.N4] + [.V4] + [.AC4]" office:value-type="float" office:value="0">
            <text:p>0.00000</text:p>
          </table:table-cell>
          <table:table-cell table:style-name="ce18" table:formula="of:=IF([.AE4]&gt;=0.9875;&quot;A+&quot;;  IF([.AE4]&gt;=0.94; &quot;A&quot;; IF([.AE4]&gt;=0.9; &quot;A-&quot;; IF([.AE4]&gt;=0.87; &quot;B+&quot;; IF([.AE4]&gt;=0.84;&quot;B&quot;; IF([.AE4]&gt;=0.8; &quot;B-&quot;; IF([.AE4]&gt;=0.77; &quot;C+&quot;; IF([.AE4]&gt;=0.74;&quot;C&quot;; IF([.AE4]&gt;=0.7; &quot;C-&quot;; IF([.AE4]&gt;=0.67; &quot;D+&quot;; IF([.AE4]&gt;=0.64;&quot;D&quot;; IF([.AE4]&gt;=0.6; &quot;D-&quot;; &quot;F&quot;))))))))))))" office:value-type="string" office:string-value="F">
            <text:p>F</text:p>
          </table:table-cell>
          <table:table-cell table:style-name="ce20" table:formula="of:=VLOOKUP([.AF4]; [.$AL$2:.$AM$14]; 2; 0)" office:value-type="float" office:value="0">
            <text:p>0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Clive</text:p>
          </table:table-cell>
          <table:table-cell table:number-columns-repeated="2" office:value-type="string">
            <text:p>A</text:p>
          </table:table-cell>
          <table:table-cell table:style-name="ce7" office:value-type="string">
            <text:p>F</text:p>
          </table:table-cell>
          <table:table-cell table:number-columns-repeated="3"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49">
            <text:p>49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7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5] + [.N5] + [.V5] + [.AC5]" office:value-type="float" office:value="0">
            <text:p>0.00000</text:p>
          </table:table-cell>
          <table:table-cell table:style-name="ce18" table:formula="of:=IF([.AE5]&gt;=0.9875;&quot;A+&quot;;  IF([.AE5]&gt;=0.94; &quot;A&quot;; IF([.AE5]&gt;=0.9; &quot;A-&quot;; IF([.AE5]&gt;=0.87; &quot;B+&quot;; IF([.AE5]&gt;=0.84;&quot;B&quot;; IF([.AE5]&gt;=0.8; &quot;B-&quot;; IF([.AE5]&gt;=0.77; &quot;C+&quot;; IF([.AE5]&gt;=0.74;&quot;C&quot;; IF([.AE5]&gt;=0.7; &quot;C-&quot;; IF([.AE5]&gt;=0.67; &quot;D+&quot;; IF([.AE5]&gt;=0.64;&quot;D&quot;; IF([.AE5]&gt;=0.6; &quot;D-&quot;; &quot;F&quot;))))))))))))" office:value-type="string" office:string-value="F">
            <text:p>F</text:p>
          </table:table-cell>
          <table:table-cell table:style-name="ce20" table:formula="of:=VLOOKUP([.AF5]; [.$AL$2:.$AM$14]; 2; 0)" office:value-type="float" office:value="0">
            <text:p>0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rco Coron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41">
            <text:p>41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6] + [.N6] + [.V6] + [.AC6]" office:value-type="float" office:value="0">
            <text:p>0.00000</text:p>
          </table:table-cell>
          <table:table-cell table:style-name="ce18" table:formula="of:=IF([.AE6]&gt;=0.9875;&quot;A+&quot;;  IF([.AE6]&gt;=0.94; &quot;A&quot;; IF([.AE6]&gt;=0.9; &quot;A-&quot;; IF([.AE6]&gt;=0.87; &quot;B+&quot;; IF([.AE6]&gt;=0.84;&quot;B&quot;; IF([.AE6]&gt;=0.8; &quot;B-&quot;; IF([.AE6]&gt;=0.77; &quot;C+&quot;; IF([.AE6]&gt;=0.74;&quot;C&quot;; IF([.AE6]&gt;=0.7; &quot;C-&quot;; IF([.AE6]&gt;=0.67; &quot;D+&quot;; IF([.AE6]&gt;=0.64;&quot;D&quot;; IF([.AE6]&gt;=0.6; &quot;D-&quot;; &quot;F&quot;))))))))))))" office:value-type="string" office:string-value="F">
            <text:p>F</text:p>
          </table:table-cell>
          <table:table-cell table:style-name="ce20" table:formula="of:=VLOOKUP([.AF6]; [.$AL$2:.$AM$14]; 2; 0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table:number-columns-repeated="3" table:style-name="ce7" office:value-type="string">
            <text:p>F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35">
            <text:p>35</text:p>
          </table:table-cell>
          <table:table-cell table:style-name="ce5" office:value-type="float" office:value="38">
            <text:p>3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7] + [.N7] + [.V7] + [.AC7]" office:value-type="float" office:value="0">
            <text:p>0.00000</text:p>
          </table:table-cell>
          <table:table-cell table:style-name="ce18" table:formula="of:=IF([.AE7]&gt;=0.9875;&quot;A+&quot;;  IF([.AE7]&gt;=0.94; &quot;A&quot;; IF([.AE7]&gt;=0.9; &quot;A-&quot;; IF([.AE7]&gt;=0.87; &quot;B+&quot;; IF([.AE7]&gt;=0.84;&quot;B&quot;; IF([.AE7]&gt;=0.8; &quot;B-&quot;; IF([.AE7]&gt;=0.77; &quot;C+&quot;; IF([.AE7]&gt;=0.74;&quot;C&quot;; IF([.AE7]&gt;=0.7; &quot;C-&quot;; IF([.AE7]&gt;=0.67; &quot;D+&quot;; IF([.AE7]&gt;=0.64;&quot;D&quot;; IF([.AE7]&gt;=0.6; &quot;D-&quot;; &quot;F&quot;))))))))))))" office:value-type="string" office:string-value="F">
            <text:p>F</text:p>
          </table:table-cell>
          <table:table-cell table:style-name="ce20" table:formula="of:=VLOOKUP([.AF7]; [.$AL$2:.$AM$14]; 2; 0)" office:value-type="float" office:value="0">
            <text:p>0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2">
            <text:p>42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/>
          <table:table-cell table:style-name="ce18"/>
          <table:table-cell table:style-name="ce20"/>
          <table:table-cell table:number-columns-repeated="988"/>
        </table:table-row>
        <table:table-row table:style-name="ro1">
          <table:table-cell office:value-type="string">
            <text:p>Soukaina Hamimoune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style-name="ce7" office:value-type="string">
            <text:p>F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office:value-type="string">
            <text:p>A</text:p>
          </table:table-cell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7">
            <text:p>47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9] + [.N9] + [.V9] + [.AC9]" office:value-type="float" office:value="0">
            <text:p>0.00000</text:p>
          </table:table-cell>
          <table:table-cell table:style-name="ce18" table:formula="of:=IF([.AE9]&gt;=0.9875;&quot;A+&quot;;  IF([.AE9]&gt;=0.94; &quot;A&quot;; IF([.AE9]&gt;=0.9; &quot;A-&quot;; IF([.AE9]&gt;=0.87; &quot;B+&quot;; IF([.AE9]&gt;=0.84;&quot;B&quot;; IF([.AE9]&gt;=0.8; &quot;B-&quot;; IF([.AE9]&gt;=0.77; &quot;C+&quot;; IF([.AE9]&gt;=0.74;&quot;C&quot;; IF([.AE9]&gt;=0.7; &quot;C-&quot;; IF([.AE9]&gt;=0.67; &quot;D+&quot;; IF([.AE9]&gt;=0.64;&quot;D&quot;; IF([.AE9]&gt;=0.6; &quot;D-&quot;; &quot;F&quot;))))))))))))" office:value-type="string" office:string-value="F">
            <text:p>F</text:p>
          </table:table-cell>
          <table:table-cell table:style-name="ce20" table:formula="of:=VLOOKUP([.AF9]; [.$AL$2:.$AM$14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Gabriel Kelly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9"/>
          <table:table-cell/>
          <table:table-cell table:style-name="ce17" table:formula="of:=[.I10] + [.N10] + [.V10] + [.AC10]" office:value-type="float" office:value="0">
            <text:p>0.00000</text:p>
          </table:table-cell>
          <table:table-cell table:style-name="ce18" table:formula="of:=IF([.AE10]&gt;=0.9875;&quot;A+&quot;;  IF([.AE10]&gt;=0.94; &quot;A&quot;; IF([.AE10]&gt;=0.9; &quot;A-&quot;; IF([.AE10]&gt;=0.87; &quot;B+&quot;; IF([.AE10]&gt;=0.84;&quot;B&quot;; IF([.AE10]&gt;=0.8; &quot;B-&quot;; IF([.AE10]&gt;=0.77; &quot;C+&quot;; IF([.AE10]&gt;=0.74;&quot;C&quot;; IF([.AE10]&gt;=0.7; &quot;C-&quot;; IF([.AE10]&gt;=0.67; &quot;D+&quot;; IF([.AE10]&gt;=0.64;&quot;D&quot;; IF([.AE10]&gt;=0.6; &quot;D-&quot;; &quot;F&quot;))))))))))))" office:value-type="string" office:string-value="F">
            <text:p>F</text:p>
          </table:table-cell>
          <table:table-cell table:style-name="ce20" table:formula="of:=VLOOKUP([.AF10]; [.$AL$2:.$AM$14]; 2; 0)" office:value-type="float" office:value="0">
            <text:p>0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+</text:p>
          </table:table-cell>
          <table:table-cell table:number-columns-repeated="5" office:value-type="string">
            <text:p>A</text:p>
          </table:table-cell>
          <table:table-cell office:value-type="string">
            <text:p>A+</text:p>
          </table:table-cell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11] + [.N11] + [.V11] + [.AC11]" office:value-type="float" office:value="0">
            <text:p>0.00000</text:p>
          </table:table-cell>
          <table:table-cell table:style-name="ce18" table:formula="of:=IF([.AE11]&gt;=0.9875;&quot;A+&quot;;  IF([.AE11]&gt;=0.94; &quot;A&quot;; IF([.AE11]&gt;=0.9; &quot;A-&quot;; IF([.AE11]&gt;=0.87; &quot;B+&quot;; IF([.AE11]&gt;=0.84;&quot;B&quot;; IF([.AE11]&gt;=0.8; &quot;B-&quot;; IF([.AE11]&gt;=0.77; &quot;C+&quot;; IF([.AE11]&gt;=0.74;&quot;C&quot;; IF([.AE11]&gt;=0.7; &quot;C-&quot;; IF([.AE11]&gt;=0.67; &quot;D+&quot;; IF([.AE11]&gt;=0.64;&quot;D&quot;; IF([.AE11]&gt;=0.6; &quot;D-&quot;; &quot;F&quot;))))))))))))" office:value-type="string" office:string-value="F">
            <text:p>F</text:p>
          </table:table-cell>
          <table:table-cell table:style-name="ce20" table:formula="of:=VLOOKUP([.AF11]; [.$AL$2:.$AM$14]; 2; 0)" office:value-type="float" office:value="0">
            <text:p>0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ndreas Langrebe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B+</text:p>
          </table:table-cell>
          <table:table-cell office:value-type="string">
            <text:p>A</text:p>
          </table:table-cell>
          <table:table-cell table:style-name="ce9"/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12] + [.N12] + [.V12] + [.AC12]" office:value-type="float" office:value="0">
            <text:p>0.00000</text:p>
          </table:table-cell>
          <table:table-cell table:style-name="ce18" table:formula="of:=IF([.AE12]&gt;=0.9875;&quot;A+&quot;;  IF([.AE12]&gt;=0.94; &quot;A&quot;; IF([.AE12]&gt;=0.9; &quot;A-&quot;; IF([.AE12]&gt;=0.87; &quot;B+&quot;; IF([.AE12]&gt;=0.84;&quot;B&quot;; IF([.AE12]&gt;=0.8; &quot;B-&quot;; IF([.AE12]&gt;=0.77; &quot;C+&quot;; IF([.AE12]&gt;=0.74;&quot;C&quot;; IF([.AE12]&gt;=0.7; &quot;C-&quot;; IF([.AE12]&gt;=0.67; &quot;D+&quot;; IF([.AE12]&gt;=0.64;&quot;D&quot;; IF([.AE12]&gt;=0.6; &quot;D-&quot;; &quot;F&quot;))))))))))))" office:value-type="string" office:string-value="F">
            <text:p>F</text:p>
          </table:table-cell>
          <table:table-cell table:style-name="ce20" table:formula="of:=VLOOKUP([.AF12]; [.$AL$2:.$AM$14]; 2; 0)" office:value-type="float" office:value="0">
            <text:p>0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ichael Ligouri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 table:style-name="ce9"/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45">
            <text:p>45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9"/>
          <table:table-cell/>
          <table:table-cell table:style-name="ce17" table:formula="of:=[.I13] + [.N13] + [.V13] + [.AC13]" office:value-type="float" office:value="0">
            <text:p>0.00000</text:p>
          </table:table-cell>
          <table:table-cell table:style-name="ce18" table:formula="of:=IF([.AE13]&gt;=0.9875;&quot;A+&quot;;  IF([.AE13]&gt;=0.94; &quot;A&quot;; IF([.AE13]&gt;=0.9; &quot;A-&quot;; IF([.AE13]&gt;=0.87; &quot;B+&quot;; IF([.AE13]&gt;=0.84;&quot;B&quot;; IF([.AE13]&gt;=0.8; &quot;B-&quot;; IF([.AE13]&gt;=0.77; &quot;C+&quot;; IF([.AE13]&gt;=0.74;&quot;C&quot;; IF([.AE13]&gt;=0.7; &quot;C-&quot;; IF([.AE13]&gt;=0.67; &quot;D+&quot;; IF([.AE13]&gt;=0.64;&quot;D&quot;; IF([.AE13]&gt;=0.6; &quot;D-&quot;; &quot;F&quot;))))))))))))" office:value-type="string" office:string-value="F">
            <text:p>F</text:p>
          </table:table-cell>
          <table:table-cell table:style-name="ce20" table:formula="of:=VLOOKUP([.AF13]; [.$AL$2:.$AM$14]; 2; 0)" office:value-type="float" office:value="0">
            <text:p>0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Ian MacMillan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office:value-type="string">
            <text:p>B</text:p>
          </table:table-cell>
          <table:table-cell table:number-columns-repeated="3"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string">
            <text:p>LA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number-columns-repeated="3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table:style-name="ce5" office:value-type="string">
            <text:p>LA</text:p>
          </table:table-cell>
          <table:table-cell table:style-name="ce5"/>
          <table:table-cell table:style-name="ce9"/>
          <table:table-cell/>
          <table:table-cell table:style-name="ce17" table:formula="of:=[.I14] + [.N14] + [.V14] + [.AC14]" office:value-type="float" office:value="0">
            <text:p>0.00000</text:p>
          </table:table-cell>
          <table:table-cell table:style-name="ce18" table:formula="of:=IF([.AE14]&gt;=0.9875;&quot;A+&quot;;  IF([.AE14]&gt;=0.94; &quot;A&quot;; IF([.AE14]&gt;=0.9; &quot;A-&quot;; IF([.AE14]&gt;=0.87; &quot;B+&quot;; IF([.AE14]&gt;=0.84;&quot;B&quot;; IF([.AE14]&gt;=0.8; &quot;B-&quot;; IF([.AE14]&gt;=0.77; &quot;C+&quot;; IF([.AE14]&gt;=0.74;&quot;C&quot;; IF([.AE14]&gt;=0.7; &quot;C-&quot;; IF([.AE14]&gt;=0.67; &quot;D+&quot;; IF([.AE14]&gt;=0.64;&quot;D&quot;; IF([.AE14]&gt;=0.6; &quot;D-&quot;; &quot;F&quot;))))))))))))" office:value-type="string" office:string-value="F">
            <text:p>F</text:p>
          </table:table-cell>
          <table:table-cell table:style-name="ce20" table:formula="of:=VLOOKUP([.AF14]; [.$AL$2:.$AM$14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table:style-name="ce6" office:value-type="string">
            <text:p>A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15] + [.N15] + [.V15] + [.AC15]" office:value-type="float" office:value="0">
            <text:p>0.00000</text:p>
          </table:table-cell>
          <table:table-cell table:style-name="ce18" table:formula="of:=IF([.AE15]&gt;=0.9875;&quot;A+&quot;;  IF([.AE15]&gt;=0.94; &quot;A&quot;; IF([.AE15]&gt;=0.9; &quot;A-&quot;; IF([.AE15]&gt;=0.87; &quot;B+&quot;; IF([.AE15]&gt;=0.84;&quot;B&quot;; IF([.AE15]&gt;=0.8; &quot;B-&quot;; IF([.AE15]&gt;=0.77; &quot;C+&quot;; IF([.AE15]&gt;=0.74;&quot;C&quot;; IF([.AE15]&gt;=0.7; &quot;C-&quot;; IF([.AE15]&gt;=0.67; &quot;D+&quot;; IF([.AE15]&gt;=0.64;&quot;D&quot;; IF([.AE15]&gt;=0.6; &quot;D-&quot;; &quot;F&quot;))))))))))))" office:value-type="string" office:string-value="F">
            <text:p>F</text:p>
          </table:table-cell>
          <table:table-cell table:style-name="ce20" table:formula="of:=VLOOKUP([.AF15]; [.$AL$2:.$AM$14]; 2; 0)" office:value-type="float" office:value="0">
            <text:p>0</text:p>
          </table:table-cell>
          <table:table-cell/>
          <table:table-cell table:style-name="ce23"/>
          <table:table-cell table:style-name="ce12"/>
          <table:table-cell/>
          <table:table-cell table:style-name="ce23"/>
          <table:table-cell table:style-name="ce28"/>
          <table:table-cell table:number-columns-repeated="2"/>
          <table:table-cell table:style-name="Default"/>
          <table:table-cell table:number-columns-repeated="979"/>
        </table:table-row>
        <table:table-row table:style-name="ro2">
          <table:table-cell office:value-type="string">
            <text:p>Alden Page</text:p>
          </table:table-cell>
          <table:table-cell office:value-type="string">
            <text:p>B</text:p>
          </table:table-cell>
          <table:table-cell table:number-columns-repeated="2" office:value-type="string">
            <text:p>B-</text:p>
          </table:table-cell>
          <table:table-cell office:value-type="string">
            <text:p>C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style-name="ce9"/>
          <table:table-cell/>
          <table:table-cell table:number-columns-repeated="2"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9"/>
          <table:table-cell/>
          <table:table-cell table:style-name="ce17" table:formula="of:=[.I16] + [.N16] + [.V16] + [.AC16]" office:value-type="float" office:value="0">
            <text:p>0.00000</text:p>
          </table:table-cell>
          <table:table-cell table:style-name="ce18" table:formula="of:=IF([.AE16]&gt;=0.9875;&quot;A+&quot;;  IF([.AE16]&gt;=0.94; &quot;A&quot;; IF([.AE16]&gt;=0.9; &quot;A-&quot;; IF([.AE16]&gt;=0.87; &quot;B+&quot;; IF([.AE16]&gt;=0.84;&quot;B&quot;; IF([.AE16]&gt;=0.8; &quot;B-&quot;; IF([.AE16]&gt;=0.77; &quot;C+&quot;; IF([.AE16]&gt;=0.74;&quot;C&quot;; IF([.AE16]&gt;=0.7; &quot;C-&quot;; IF([.AE16]&gt;=0.67; &quot;D+&quot;; IF([.AE16]&gt;=0.64;&quot;D&quot;; IF([.AE16]&gt;=0.6; &quot;D-&quot;; &quot;F&quot;))))))))))))" office:value-type="string" office:string-value="F">
            <text:p>F</text:p>
          </table:table-cell>
          <table:table-cell table:style-name="ce20" table:formula="of:=VLOOKUP([.AF16]; [.$AL$2:.$AM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>
            <text:p>Keegan Shudy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style-name="ce9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7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17] + [.N17] + [.V17] + [.AC17]" office:value-type="float" office:value="0">
            <text:p>0.00000</text:p>
          </table:table-cell>
          <table:table-cell table:style-name="ce18" table:formula="of:=IF([.AE17]&gt;=0.9875;&quot;A+&quot;;  IF([.AE17]&gt;=0.94; &quot;A&quot;; IF([.AE17]&gt;=0.9; &quot;A-&quot;; IF([.AE17]&gt;=0.87; &quot;B+&quot;; IF([.AE17]&gt;=0.84;&quot;B&quot;; IF([.AE17]&gt;=0.8; &quot;B-&quot;; IF([.AE17]&gt;=0.77; &quot;C+&quot;; IF([.AE17]&gt;=0.74;&quot;C&quot;; IF([.AE17]&gt;=0.7; &quot;C-&quot;; IF([.AE17]&gt;=0.67; &quot;D+&quot;; IF([.AE17]&gt;=0.64;&quot;D&quot;; IF([.AE17]&gt;=0.6; &quot;D-&quot;; &quot;F&quot;))))))))))))" office:value-type="string" office:string-value="F">
            <text:p>F</text:p>
          </table:table-cell>
          <table:table-cell table:style-name="ce20" table:formula="of:=VLOOKUP([.AF17]; [.$AL$2:.$AM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Luke Smith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18] + [.N18] + [.V18] + [.AC18]" office:value-type="float" office:value="0">
            <text:p>0.00000</text:p>
          </table:table-cell>
          <table:table-cell table:style-name="ce18" table:formula="of:=IF([.AE18]&gt;=0.9875;&quot;A+&quot;;  IF([.AE18]&gt;=0.94; &quot;A&quot;; IF([.AE18]&gt;=0.9; &quot;A-&quot;; IF([.AE18]&gt;=0.87; &quot;B+&quot;; IF([.AE18]&gt;=0.84;&quot;B&quot;; IF([.AE18]&gt;=0.8; &quot;B-&quot;; IF([.AE18]&gt;=0.77; &quot;C+&quot;; IF([.AE18]&gt;=0.74;&quot;C&quot;; IF([.AE18]&gt;=0.7; &quot;C-&quot;; IF([.AE18]&gt;=0.67; &quot;D+&quot;; IF([.AE18]&gt;=0.64;&quot;D&quot;; IF([.AE18]&gt;=0.6; &quot;D-&quot;; &quot;F&quot;))))))))))))" office:value-type="string" office:string-value="F">
            <text:p>F</text:p>
          </table:table-cell>
          <table:table-cell table:style-name="ce20" table:formula="of:=VLOOKUP([.AF18]; [.$AL$2:.$AM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Adam Wechter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42">
            <text:p>42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15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/>
          <table:table-cell table:style-name="ce18"/>
          <table:table-cell table:style-name="ce20"/>
          <table:table-cell table:number-columns-repeated="988"/>
        </table:table-row>
        <table:table-row table:style-name="ro2">
          <table:table-cell office:value-type="string">
            <text:p>Michael Weisman</text:p>
          </table:table-cell>
          <table:table-cell office:value-type="string">
            <text:p>A+</text:p>
          </table:table-cell>
          <table:table-cell office:value-type="string">
            <text:p>B+</text:p>
          </table:table-cell>
          <table:table-cell table:number-columns-repeated="4"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50">
            <text:p>50</text:p>
          </table:table-cell>
          <table:table-cell table:style-name="ce5" office:value-type="float" office:value="46">
            <text:p>46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20] + [.N20] + [.V20] + [.AC20]" office:value-type="float" office:value="0">
            <text:p>0.00000</text:p>
          </table:table-cell>
          <table:table-cell table:style-name="ce18" table:formula="of:=IF([.AE20]&gt;=0.9875;&quot;A+&quot;;  IF([.AE20]&gt;=0.94; &quot;A&quot;; IF([.AE20]&gt;=0.9; &quot;A-&quot;; IF([.AE20]&gt;=0.87; &quot;B+&quot;; IF([.AE20]&gt;=0.84;&quot;B&quot;; IF([.AE20]&gt;=0.8; &quot;B-&quot;; IF([.AE20]&gt;=0.77; &quot;C+&quot;; IF([.AE20]&gt;=0.74;&quot;C&quot;; IF([.AE20]&gt;=0.7; &quot;C-&quot;; IF([.AE20]&gt;=0.67; &quot;D+&quot;; IF([.AE20]&gt;=0.64;&quot;D&quot;; IF([.AE20]&gt;=0.6; &quot;D-&quot;; &quot;F&quot;))))))))))))" office:value-type="string" office:string-value="F">
            <text:p>F</text:p>
          </table:table-cell>
          <table:table-cell table:style-name="ce20" table:formula="of:=VLOOKUP([.AF20]; [.$AL$2:.$AM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Willem Yarbrough</text:p>
          </table:table-cell>
          <table:table-cell office:value-type="string">
            <text:p>A</text:p>
          </table:table-cell>
          <table:table-cell table:style-name="ce6"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9"/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9"/>
          <table:table-cell/>
          <table:table-cell table:style-name="ce17" table:formula="of:=[.I21] + [.N21] + [.V21] + [.AC21]" office:value-type="float" office:value="0">
            <text:p>0.00000</text:p>
          </table:table-cell>
          <table:table-cell table:style-name="ce18" table:formula="of:=IF([.AE21]&gt;=0.9875;&quot;A+&quot;;  IF([.AE21]&gt;=0.94; &quot;A&quot;; IF([.AE21]&gt;=0.9; &quot;A-&quot;; IF([.AE21]&gt;=0.87; &quot;B+&quot;; IF([.AE21]&gt;=0.84;&quot;B&quot;; IF([.AE21]&gt;=0.8; &quot;B-&quot;; IF([.AE21]&gt;=0.77; &quot;C+&quot;; IF([.AE21]&gt;=0.74;&quot;C&quot;; IF([.AE21]&gt;=0.7; &quot;C-&quot;; IF([.AE21]&gt;=0.67; &quot;D+&quot;; IF([.AE21]&gt;=0.64;&quot;D&quot;; IF([.AE21]&gt;=0.6; &quot;D-&quot;; &quot;F&quot;))))))))))))" office:value-type="string" office:string-value="F">
            <text:p>F</text:p>
          </table:table-cell>
          <table:table-cell table:style-name="ce20" table:formula="of:=VLOOKUP([.AF21]; [.$AL$2:.$AM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5" table:number-columns-repeated="3"/>
          <table:table-cell table:number-columns-repeated="9"/>
          <table:table-cell table:style-name="ce18" table:formula="of:=AVERAGE([.AE2:.AE18])" office:value-type="float" office:value="0">
            <text:p>0</text:p>
          </table:table-cell>
          <table:table-cell table:style-name="ce14"/>
          <table:table-cell table:style-name="ce18" table:formula="of:=AVERAGE([.AG2:.AG21]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table:number-columns-repeated="8"/>
          <table:table-cell table:style-name="ce10"/>
          <table:table-cell/>
          <table:table-cell table:style-name="ce5" table:formula="of:=AVERAGE([.K2:.K21]) / 50" office:value-type="float" office:value="0.85">
            <text:p>0.85</text:p>
          </table:table-cell>
          <table:table-cell table:style-name="ce5" table:formula="of:=AVERAGE([.L2:.L21]) / 50" office:value-type="float" office:value="0.901052631578947">
            <text:p>0.9010526316</text:p>
          </table:table-cell>
          <table:table-cell/>
          <table:table-cell table:style-name="ce10"/>
          <table:table-cell table:number-columns-repeated="1007"/>
        </table:table-row>
        <table:table-row table:style-name="ro2" table:number-rows-repeated="3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table:number-columns-repeated="8"/>
          <table:table-cell table:style-name="ce10"/>
          <table:table-cell table:number-columns-repeated="1012"/>
        </table:table-row>
        <table:table-row table:style-name="ro2" table:number-rows-repeated="1048547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/00/0000</text:date>, <text:time style:data-style-name="N2" text:time-value="0000-00-00T18:50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5-01T18:50:24</dc:date>
    <dc:creator>Gregory Kapfhammer</dc:creator>
    <meta:editing-duration>P26DT23H29M34S</meta:editing-duration>
    <meta:editing-cycles>260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551" meta:object-count="0"/>
  </office:meta>
</office:document-meta>
</file>